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8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23*33 gives right structure</text:p>
          </table:table-cell>
          <table:table-cell table:number-columns-repeated="4"/>
        </table:table-row>
        <table:table-row table:style-name="ro1">
          <table:table-cell table:formula="of:=23*33-2*360" office:value-type="float" office:value="39" calcext:value-type="float">
            <text:p>39</text:p>
          </table:table-cell>
          <table:table-cell/>
          <table:table-cell table:formula="of:=21*34.2857-2*360" office:value-type="float" office:value="-0.000300000000038381" calcext:value-type="float">
            <text:p>-0.0003</text:p>
          </table:table-cell>
          <table:table-cell table:formula="of:=22*34.2857-2*360" office:value-type="float" office:value="34.2854" calcext:value-type="float">
            <text:p>34.2854</text:p>
          </table:table-cell>
          <table:table-cell table:formula="of:=23*34.2857-2*360" office:value-type="float" office:value="68.5711" calcext:value-type="float">
            <text:p>68.5711</text:p>
          </table:table-cell>
        </table:table-row>
        <table:table-row table:style-name="ro1">
          <table:table-cell table:number-columns-repeated="2"/>
          <table:table-cell table:formula="of:=21*33-2*360" office:value-type="float" office:value="-27" calcext:value-type="float">
            <text:p>-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*36 gives right structure (with both nucl models: 1) just Curves 2) 3DNA completed with Curves)</text:p>
          </table:table-cell>
          <table:table-cell table:number-columns-repeated="4"/>
        </table:table-row>
        <table:table-row table:style-name="ro1">
          <table:table-cell table:formula="of:=21*36-2*360" office:value-type="float" office:value="36" calcext:value-type="float">
            <text:p>3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6:21:28.784151357</meta:creation-date>
    <dc:date>2016-03-30T17:51:58.589089154</dc:date>
    <meta:editing-duration>PT44M49S</meta:editing-duration>
    <meta:editing-cycles>2</meta:editing-cycles>
    <meta:generator>LibreOffice/4.2.8.2$Linux_X86_64 LibreOffice_project/420m0$Build-2</meta:generator>
    <meta:document-statistic meta:table-count="1" meta:cell-count="8" meta:object-count="0"/>
  </office:meta>
</office:document-meta>
</file>